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05569C3D5EFD266.png" manifest:media-type="image/png"/>
  <manifest:file-entry manifest:full-path="Pictures/10000000000005560000030034443A4BFDD863FC.png" manifest:media-type="image/png"/>
  <manifest:file-entry manifest:full-path="Pictures/1000000000000556000003006BAF624477B0B318.png" manifest:media-type="image/png"/>
  <manifest:file-entry manifest:full-path="Pictures/100000000000055600000300BE9F2ED3359A5CF9.png" manifest:media-type="image/png"/>
  <manifest:file-entry manifest:full-path="Pictures/100000000000055600000300E7712D99961B6D46.png" manifest:media-type="image/png"/>
  <manifest:file-entry manifest:full-path="Pictures/100000000000055600000300388C1F9B4558A91B.png" manifest:media-type="image/png"/>
  <manifest:file-entry manifest:full-path="Pictures/1000000000000556000003008A6A876F369E3FE0.png" manifest:media-type="image/png"/>
  <manifest:file-entry manifest:full-path="Pictures/1000000000000556000003007F72D4F52DCB46D1.png" manifest:media-type="image/png"/>
  <manifest:file-entry manifest:full-path="Pictures/1000000000000556000003000F04DF0851FA01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mbria" fo:font-size="12pt" fo:font-style="italic" fo:font-weight="bold" style:font-size-asian="12pt" style:font-style-asian="italic" style:font-weight-asian="bold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Cambria" fo:font-weight="bold" style:font-weight-asian="bold"/>
    </style:style>
    <style:style style:name="P3" style:family="paragraph" style:parent-style-name="Header">
      <style:text-properties style:font-name="Cambria" fo:font-size="12pt" fo:font-style="italic" fo:font-weight="bold" style:font-size-asian="12pt" style:font-style-asian="italic" style:font-weight-asian="bold" style:font-size-complex="12pt"/>
    </style:style>
    <style:style style:name="P4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style:font-name="Cambria" fo:font-weight="bold" style:font-weight-asian="bold"/>
    </style:style>
    <style:style style:name="T1" style:family="text">
      <style:text-properties officeooo:rsid="000c664a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draw:frame draw:style-name="fr1" draw:name="Picture 10" text:anchor-type="as-char" svg:width="16.51cm" svg:height="9.282cm" draw:z-index="0"><draw:image xlink:href="Pictures/100000000000055600000300388C1F9B4558A91B.png" xlink:type="simple" xlink:show="embed" xlink:actuate="onLoad" loext:mime-type="image/png"/><svg:desc>G:\IOT P1\2017-08-16-022713_1366x768_scrot.png</svg:desc></draw:frame></text:p>
      <text:p text:style-name="Standard"/>
      <text:p text:style-name="Standard"><draw:frame draw:style-name="fr1" draw:name="Picture 11" text:anchor-type="as-char" svg:width="16.51cm" svg:height="9.282cm" draw:z-index="1"><draw:image xlink:href="Pictures/100000000000055600000300BE9F2ED3359A5CF9.png" xlink:type="simple" xlink:show="embed" xlink:actuate="onLoad" loext:mime-type="image/png"/><svg:desc>G:\IOT P1\2017-08-16-022748_1366x768_scrot.png</svg:desc></draw:frame></text:p>
      <text:p text:style-name="Standard"/>
      <text:p text:style-name="Standard"><text:soft-page-break/><draw:frame draw:style-name="fr1" draw:name="Picture 12" text:anchor-type="as-char" svg:width="16.51cm" svg:height="9.282cm" draw:z-index="2"><draw:image xlink:href="Pictures/1000000000000556000003008A6A876F369E3FE0.png" xlink:type="simple" xlink:show="embed" xlink:actuate="onLoad" loext:mime-type="image/png"/><svg:desc>G:\IOT P1\2017-08-16-022811_1366x768_scrot.png</svg:desc></draw:frame></text:p>
      <text:p text:style-name="Standard"/>
      <text:p text:style-name="Standard"><draw:frame draw:style-name="fr1" draw:name="Picture 13" text:anchor-type="as-char" svg:width="16.51cm" svg:height="9.282cm" draw:z-index="3"><draw:image xlink:href="Pictures/1000000000000556000003007F72D4F52DCB46D1.png" xlink:type="simple" xlink:show="embed" xlink:actuate="onLoad" loext:mime-type="image/png"/><svg:desc>G:\IOT P1\2017-08-16-022829_1366x768_scrot.png</svg:desc></draw:frame></text:p>
      <text:p text:style-name="Standard"/>
      <text:p text:style-name="Standard"/>
      <text:p text:style-name="Standard"/>
      <text:p text:style-name="Standard"><text:soft-page-break/><draw:frame draw:style-name="fr1" draw:name="Picture 14" text:anchor-type="as-char" svg:width="16.51cm" svg:height="9.282cm" draw:z-index="4"><draw:image xlink:href="Pictures/1000000000000556000003000F04DF0851FA0164.png" xlink:type="simple" xlink:show="embed" xlink:actuate="onLoad" loext:mime-type="image/png"/><svg:desc>G:\IOT P1\2017-08-16-022854_1366x768_scrot.png</svg:desc></draw:frame></text:p>
      <text:p text:style-name="Standard"/>
      <text:p text:style-name="Standard"><draw:frame draw:style-name="fr1" draw:name="Picture 15" text:anchor-type="as-char" svg:width="16.51cm" svg:height="9.282cm" draw:z-index="5"><draw:image xlink:href="Pictures/100000000000055600000300E7712D99961B6D46.png" xlink:type="simple" xlink:show="embed" xlink:actuate="onLoad" loext:mime-type="image/png"/><svg:desc>G:\IOT P1\2017-08-16-022911_1366x768_scrot.png</svg:desc></draw:frame></text:p>
      <text:p text:style-name="Standard"/>
      <text:p text:style-name="Standard"/>
      <text:p text:style-name="Standard"/>
      <text:p text:style-name="Standard"><text:soft-page-break/><draw:frame draw:style-name="fr1" draw:name="Picture 16" text:anchor-type="as-char" svg:width="16.51cm" svg:height="9.282cm" draw:z-index="6"><draw:image xlink:href="Pictures/1000000000000556000003006BAF624477B0B318.png" xlink:type="simple" xlink:show="embed" xlink:actuate="onLoad" loext:mime-type="image/png"/><svg:desc>G:\IOT P1\2017-08-16-022931_1366x768_scrot.png</svg:desc></draw:frame></text:p>
      <text:p text:style-name="Standard"/>
      <text:p text:style-name="Standard"/>
      <text:p text:style-name="Standard"><draw:frame draw:style-name="fr1" draw:name="Picture 17" text:anchor-type="as-char" svg:width="16.51cm" svg:height="9.282cm" draw:z-index="7"><draw:image xlink:href="Pictures/10000000000005560000030034443A4BFDD863FC.png" xlink:type="simple" xlink:show="embed" xlink:actuate="onLoad" loext:mime-type="image/png"/><svg:desc>G:\IOT P1\2017-08-16-024155_1366x768_scrot.png</svg:desc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Picture 18" text:anchor-type="as-char" svg:width="16.51cm" svg:height="9.282cm" draw:z-index="8"><draw:image xlink:href="Pictures/100000000000055600000300705569C3D5EFD266.png" xlink:type="simple" xlink:show="embed" xlink:actuate="onLoad" loext:mime-type="image/png"/><svg:desc>G:\IOT P1\2017-08-16-024211_1366x768_scrot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font-size="12pt" fo:font-style="italic" fo:font-weight="bold" style:font-size-asian="12pt" style:font-style-asian="italic" style:font-weight-asian="bold" style:font-size-complex="12pt"/>
    </style:style>
    <style:style style:name="M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style:font-name="Cambria" fo:font-weight="bold" style:font-weight-asian="bol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76cm" fo:margin-left="0cm" fo:margin-right="0cm" fo:margin-bottom="0.376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Linux Commands:Exploring The Raspbian</text:p>
        <text:p text:style-name="MP1"/>
      </style:header>
      <style:footer>
        <text:p text:style-name="MP2">2. SYED KAZIM<text:tab/>SYCS-45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</meta:initial-creator>
    <meta:editing-cycles>7</meta:editing-cycles>
    <meta:creation-date>2018-08-30T16:19:00</meta:creation-date>
    <dc:date>2018-08-31T22:25:55.810240281</dc:date>
    <meta:editing-duration>PT23M26S</meta:editing-duration>
    <meta:generator>LibreOffice/5.4.5.1$Linux_X86_64 LibreOffice_project/40m0$Build-1</meta:generator>
    <meta:document-statistic meta:table-count="0" meta:image-count="9" meta:object-count="0" meta:page-count="5" meta:paragraph-count="11" meta:word-count="8" meta:character-count="58" meta:non-whitespace-character-count="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